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Flow.OFlow( OProcess owner , OActivity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Flow.getLocalLink( final String lin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Flow.isMember( OLink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